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6ed7" officeooo:paragraph-rsid="00126e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novel method for simulating multi-phase flow in porous media is presented. The approach is based on a control volume finite element mixed formulation and new force-balanced finite element pairs. The novelty of the method lies in: (a) permitting both continuous and discontinuous description of pressure and saturation between elements; (b) the use of arbitrarily high-order polynomial representation for pressure and velocity and (c) the use of high-order flux-limited methods in space and time to avoid introducing non-physical oscillations while achieving high-order accuracy where and when possib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8T13:23:33.249996822</meta:creation-date>
    <dc:date>2016-01-28T13:24:25.577900688</dc:date>
    <meta:editing-duration>P0D</meta:editing-duration>
    <meta:editing-cycles>1</meta:editing-cycles>
    <meta:document-statistic meta:table-count="0" meta:image-count="0" meta:object-count="0" meta:page-count="1" meta:paragraph-count="1" meta:word-count="87" meta:character-count="609" meta:non-whitespace-character-count="518"/>
    <meta:generator>LibreOffice/4.2.8.2$Linux_X86_64 LibreOffice_project/420m0$Build-2</meta:generator>
  </office:meta>
</office:document-meta>
</file>